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1465in"/>
    </style:style>
    <style:style style:name="co2" style:family="table-column">
      <style:table-column-properties fo:break-before="auto" style:column-width="3.7772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4 distanceAlgorithm PROBABILITY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n,9,y,7,aa,11,ad,3,af,ag,ak,al,an,ao,10,2,6,</text:p>
          </table:table-cell>
          <table:table-cell office:value-type="string">
            <text:p>a,11,3,af,ag,ak,ao,10,</text:p>
          </table:table-cell>
          <table:table-cell office:value-type="string">
            <text:p>a,11,3,af,ag,ak,ao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n,9,y,7,aa,11,ad,3,af,ag,ak,al,an,ao,10,2,6,</text:p>
          </table:table-cell>
          <table:table-cell office:value-type="string">
            <text:p>a,3,af,ag,ak,ao,10,</text:p>
          </table:table-cell>
          <table:table-cell office:value-type="string">
            <text:p>a,3,af,ag,ak,ao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n,9,y,7,aa,11,ad,3,af,ag,aj,ak,al,am,an,ao,10,1,2,4,6,</text:p>
          </table:table-cell>
          <table:table-cell office:value-type="string">
            <text:p>a,11,3,af,ag,ak,ao,10,1,</text:p>
          </table:table-cell>
          <table:table-cell office:value-type="string">
            <text:p>a,11,3,af,ag,ak,ao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n,9,y,7,aa,11,ad,3,af,ag,aj,ak,al,an,ao,10,2,6,</text:p>
          </table:table-cell>
          <table:table-cell office:value-type="string">
            <text:p>a,3,af,ag,ak,ao,10,</text:p>
          </table:table-cell>
          <table:table-cell office:value-type="string">
            <text:p>a,3,af,ag,ak,ao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h,n,9,y,7,aa,11,ad,3,af,ag,aj,ak,al,an,ao,10,1,2,4,6,</text:p>
          </table:table-cell>
          <table:table-cell office:value-type="string">
            <text:p>a,h,11,3,af,ag,ak,ao,10,1,</text:p>
          </table:table-cell>
          <table:table-cell office:value-type="string">
            <text:p>a,h,11,3,af,ag,ak,ao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h,n,y,7,aa,11,ad,3,af,ag,aj,ak,al,am,an,ao,10,1,2,6,</text:p>
          </table:table-cell>
          <table:table-cell office:value-type="string">
            <text:p>a,h,11,3,af,ag,ak,ao,10,1,</text:p>
          </table:table-cell>
          <table:table-cell office:value-type="string">
            <text:p>a,h,11,3,af,ag,ak,ao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h,n,9,y,7,aa,11,ad,3,af,ag,aj,ak,al,am,an,ao,10,1,2,6,</text:p>
          </table:table-cell>
          <table:table-cell office:value-type="string">
            <text:p>a,h,11,3,af,ag,ak,ao,10,1,</text:p>
          </table:table-cell>
          <table:table-cell office:value-type="string">
            <text:p>a,h,11,3,af,ag,ak,ao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n,9,y,7,aa,11,ad,3,af,ag,aj,ak,al,an,ao,10,2,6,</text:p>
          </table:table-cell>
          <table:table-cell office:value-type="string">
            <text:p>a,3,af,ag,ak,ao,10,</text:p>
          </table:table-cell>
          <table:table-cell office:value-type="string">
            <text:p>a,3,af,ag,ak,ao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n,9,y,7,aa,11,ad,3,af,ag,ak,al,an,ao,10,2,6,</text:p>
          </table:table-cell>
          <table:table-cell office:value-type="string">
            <text:p>a,3,af,ag,ak,ao,10,</text:p>
          </table:table-cell>
          <table:table-cell office:value-type="string">
            <text:p>a,3,af,ag,ak,ao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n,9,y,7,aa,11,ad,3,af,ag,ak,al,an,ao,10,2,6,</text:p>
          </table:table-cell>
          <table:table-cell office:value-type="string">
            <text:p>a,3,af,ag,ak,ao,10,</text:p>
          </table:table-cell>
          <table:table-cell office:value-type="string">
            <text:p>a,3,af,ag,ak,ao,10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4 distanceAlgorithm PROBABILITY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.04081632653061">
            <text:p>2.0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j,l,n,9,y,7,aa,13,11,ad,3,af,ag,ai,ak,al,am,an,10,2,</text:p>
          </table:table-cell>
          <table:table-cell table:number-columns-repeated="2" office:value-type="string">
            <text:p>b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.04081632653061">
            <text:p>2.0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j,l,n,9,y,7,aa,13,11,ad,3,af,ag,ai,ak,al,am,an,10,2,</text:p>
          </table:table-cell>
          <table:table-cell table:number-columns-repeated="2" office:value-type="string">
            <text:p>b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.04081632653061">
            <text:p>2.0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j,l,n,9,y,7,aa,13,11,ad,3,af,ag,ai,ak,al,am,an,10,2,</text:p>
          </table:table-cell>
          <table:table-cell table:number-columns-repeated="2" office:value-type="string">
            <text:p>b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.04081632653061">
            <text:p>2.0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j,l,n,9,y,7,aa,13,11,ad,3,af,ag,ai,ak,al,am,an,10,2,</text:p>
          </table:table-cell>
          <table:table-cell table:number-columns-repeated="2" office:value-type="string">
            <text:p>b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.04081632653061">
            <text:p>2.0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j,l,n,9,y,7,aa,13,11,ad,3,af,ag,ai,ak,al,am,an,10,2,</text:p>
          </table:table-cell>
          <table:table-cell table:number-columns-repeated="2" office:value-type="string">
            <text:p>b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.04081632653061">
            <text:p>2.0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j,l,n,9,y,7,aa,13,11,ad,3,af,ag,ai,ak,al,am,an,10,2,</text:p>
          </table:table-cell>
          <table:table-cell table:number-columns-repeated="2" office:value-type="string">
            <text:p>b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.04081632653061">
            <text:p>2.0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j,l,n,9,y,7,aa,13,11,ad,3,af,ag,ai,ak,al,am,an,10,2,</text:p>
          </table:table-cell>
          <table:table-cell table:number-columns-repeated="2" office:value-type="string">
            <text:p>b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.04081632653061">
            <text:p>2.0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j,l,n,9,y,7,aa,13,11,ad,3,af,ag,ai,ak,al,am,an,10,2,</text:p>
          </table:table-cell>
          <table:table-cell table:number-columns-repeated="2" office:value-type="string">
            <text:p>b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.04081632653061">
            <text:p>2.0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j,l,n,9,y,7,aa,13,11,ad,3,af,ag,ai,ak,al,am,an,10,2,</text:p>
          </table:table-cell>
          <table:table-cell table:number-columns-repeated="2" office:value-type="string">
            <text:p>b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.04081632653061">
            <text:p>2.0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j,l,n,9,y,7,aa,13,11,ad,3,af,ag,ai,ak,al,am,an,10,2,</text:p>
          </table:table-cell>
          <table:table-cell table:number-columns-repeated="2" office:value-type="string">
            <text:p>b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3:04:46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